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-BoldItalic" svg:font-family="Trebuchet-BoldItalic"/>
    <style:font-face style:name="TrebuchetMS" svg:font-family="TrebuchetM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81pt"/>
    </style:style>
    <style:style style:name="co3" style:family="table-column">
      <style:table-column-properties fo:break-before="auto" style:column-width="117.21pt"/>
    </style:style>
    <style:style style:name="co4" style:family="table-column">
      <style:table-column-properties fo:break-before="auto" style:column-width="42.86pt"/>
    </style:style>
    <style:style style:name="co5" style:family="table-column">
      <style:table-column-properties fo:break-before="auto" style:column-width="110.69pt"/>
    </style:style>
    <style:style style:name="ro1" style:family="table-row">
      <style:table-row-properties style:row-height="23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ro3" style:family="table-row">
      <style:table-row-properties style:row-height="17.6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4.09pt" fo:break-before="auto" style:use-optimal-row-height="true"/>
    </style:style>
    <style:style style:name="ro6" style:family="table-row">
      <style:table-row-properties style:row-height="28.74pt" fo:break-before="auto" style:use-optimal-row-height="true"/>
    </style:style>
    <style:style style:name="ro7" style:family="table-row">
      <style:table-row-properties style:row-height="29.11pt" fo:break-before="auto" style:use-optimal-row-height="true"/>
    </style:style>
    <style:style style:name="ro8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Liberation Sans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bold" style:font-name-complex="Helvetic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3d200" style:text-align-source="fix" style:repeat-content="false" fo:border="0.74pt solid #000000" style:vertical-align="middle"/>
      <style:paragraph-properties fo:text-align="center" fo:margin-left="0pt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bold" style:font-name-complex="Helvetic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bold" style:font-name-complex="Helvetic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3d200" style:text-align-source="fix" style:repeat-content="false" fo:border="0.74pt solid #000000" style:vertical-align="middl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c2e0ae" style:text-align-source="fix" style:repeat-content="false" fo:border="0.74pt solid #000000" style:vertical-align="middl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3d200" style:text-align-source="fix" style:repeat-content="false" fo:border="0.74pt solid #000000" style:vertical-align="middle"/>
      <style:paragraph-properties fo:text-align="center" fo:margin-left="0pt"/>
      <style:text-properties fo:color="#ed1c24"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color="#ed1c24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  <style:text-properties style:font-name="Liberation Sans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141413" style:font-name="Times New Roman" fo:font-size="20pt" fo:font-weight="bold" fo:font-style="italic" style:font-name-asian="TrebuchetMS" style:font-name-complex="TrebuchetMS" style:font-size-asian="20pt" style:font-size-complex="20pt" style:font-weight-asian="bold" style:font-weight-complex="bold" style:font-style-asian="italic" style:font-style-complex="italic"/>
    </style:style>
    <style:style style:name="T2" style:family="text">
      <style:text-properties fo:color="#141413" style:font-name="Times New Roman" fo:font-weight="normal" fo:font-style="normal" style:font-name-asian="Trebuchet-BoldItalic" style:font-name-complex="Trebuchet-BoldItalic" style:font-size-asian="21pt" style:font-size-complex="21pt" style:font-weight-asian="normal" style:font-weight-complex="normal" style:font-style-asian="normal" style:font-style-complex="normal"/>
    </style:style>
    <style:style style:name="T3" style:family="text">
      <style:text-properties fo:color="#141413" style:font-name="Times New Roman" fo:font-size="12pt" fo:font-weight="normal" fo:font-style="normal" style:text-position="0% 100%" style:font-name-asian="TrebuchetMS" style:font-name-complex="TrebuchetMS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color="#141413" style:font-name="Times New Roman" fo:font-size="12pt" fo:font-weight="normal" fo:font-style="normal" style:font-name-asian="Trebuchet-BoldItalic" style:font-name-complex="Trebuchet-BoldItalic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Times New Roman"/>
    </style:style>
    <style:style style:name="T6" style:family="text">
      <style:text-properties fo:color="#000000" style:font-name="Times New Roman" style:text-position="0% 100%" style:font-name-asian="Helvetica" style:font-name-complex="Helvetica" style:font-size-asian="12pt" style:font-size-complex="12pt"/>
    </style:style>
    <style:style style:name="T7" style:family="text">
      <style:text-properties fo:color="#000000" style:text-position="0% 100%" style:font-name-asian="Helvetica" style:font-name-complex="Helvetica" style:font-size-asian="12pt" style:font-size-complex="12pt"/>
    </style:style>
    <style:style style:name="T8" style:family="text">
      <style:text-properties fo:color="#000000" style:font-name-asian="Helvetica" style:font-name-complex="Helvetica" style:text-position="sub 67%" style:font-size-asian="8pt" style:font-size-complex="8pt"/>
    </style:style>
    <style:style style:name="T9" style:family="text">
      <style:text-properties style:text-position="super 67%"/>
    </style:style>
    <style:style style:name="T10" style:family="text">
      <style:text-properties style:text-position="0% 100%"/>
    </style:style>
    <style:style style:name="T11" style:family="text">
      <style:text-properties style:font-name-asian="Arial Unicode M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Arial Unicode MS" style:language-complex="hi" style:country-complex="IN" style:font-name="Liberation Sans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2" style:family="text">
      <style:text-properties style:font-name-asian="Arial Unicode M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Arial Unicode MS" style:language-complex="hi" style:country-complex="IN" style:font-name="Liberation Sans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super 67%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it" fo:country="IT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language="it" fo:country="IT" style:font-relief="none" style:text-emphasize="none" style:font-style-complex="normal" style:font-style-asian="normal" style:font-weight-asian="normal" style:font-size-complex="10pt" style:font-size-asian="10pt" style:font-name-complex="Arial Unicode MS" style:language-complex="hi" style:country-complex="IN" style:text-overline-style="none" style:text-overline-color="font-color" style:font-name-asian="Arial Unicode MS" style:font-name="Liberation Sans" style:language-asian="zh" style:country-asian="CN" style:font-weight-complex="normal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6" style:family="text">
      <style:text-properties fo:language="it" fo:country="IT" style:font-relief="none" style:text-emphasize="none" style:font-style-complex="normal" style:font-style-asian="normal" style:language-complex="hi" style:country-complex="IN" style:text-overline-style="none" style:text-overline-color="font-color" style:font-name="Liberation Sans" style:language-asian="zh" style:country-asian="CN" style:text-line-through-mode="continuous" style:text-position="0% 100%" fo:text-shadow="none" style:text-outline="false" fo:font-style="normal" style:text-line-through-type="none" style:text-underline-style="none" style:text-underline-color="font-color" fo:font-weight="bold" fo:color="#000000" fo:font-size="12pt" style:font-name-asian="Helvetica" style:font-name-complex="Helvetica" style:font-size-asian="12pt" style:font-size-complex="12pt" style:font-weight-asian="bold" style:font-weight-complex="bold"/>
    </style:style>
    <style:style style:name="T17" style:family="text">
      <style:text-properties fo:language="it" fo:country="IT" style:font-relief="none" style:text-emphasize="none" style:font-style-complex="normal" style:font-style-asian="normal" style:language-complex="hi" style:country-complex="IN" style:text-overline-style="none" style:text-overline-color="font-color" style:font-name="Liberation Sans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bold" fo:color="#000000" fo:font-size="12pt" style:font-name-asian="Helvetica" style:font-name-complex="Helvetica" style:font-size-asian="12pt" style:font-size-complex="12pt" style:font-weight-asian="bold" style:font-weight-complex="bold" style:text-position="sub 67%"/>
    </style:style>
    <style:style style:name="T18" style:family="text">
      <style:text-properties fo:language="it" fo:country="IT" style:font-relief="none" style:text-emphasize="none" style:font-style-complex="normal" style:font-style-asian="normal" style:language-complex="hi" style:country-complex="IN" style:text-overline-style="none" style:text-overline-color="font-color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color="#000000" style:font-name-asian="Helvetica" style:font-name-complex="Helvetica" style:font-name="Helvetica" fo:font-size="8pt" fo:font-weight="normal" style:text-position="-19% 100%" style:font-size-asian="8pt" style:font-size-complex="8pt" style:font-weight-asian="normal" style:font-weight-complex="normal"/>
    </style:style>
    <style:style style:name="T19" style:family="text">
      <style:text-properties fo:font-size="12pt"/>
    </style:style>
    <style:style style:name="T20" style:family="text">
      <style:text-properties fo:font-size="10pt" style:text-position="super 67%" style:font-size-asian="10pt" style:font-size-complex="10pt"/>
    </style:style>
    <style:style style:name="T21" style:family="text">
      <style:text-properties fo:font-size="10pt" style:text-position="0% 100%" style:font-size-asian="10pt" style:font-size-complex="10pt"/>
    </style:style>
    <style:style style:name="T22" style:family="text">
      <style:text-properties style:text-position="0% 100%" style:font-name-asian="Helvetica" style:font-name-complex="Helvetica" style:font-size-asian="12pt" style:font-size-complex="12pt"/>
    </style:style>
    <style:style style:name="T23" style:family="text">
      <style:text-properties style:font-name-asian="Helvetica" style:font-name-complex="Helvetica" style:text-position="-19% 100%" style:font-size-asian="8pt" style:font-size-complex="8pt"/>
    </style:style>
    <style:style style:name="T24" style:family="text">
      <style:text-properties fo:color="#000000" fo:font-size="12pt" fo:font-weight="bold" style:text-position="0% 100%" style:font-name-asian="Helvetica" style:font-name-complex="Helvetica" style:font-size-asian="12pt" style:font-size-complex="12pt" style:font-weight-asian="bold" style:font-weight-complex="bold"/>
    </style:style>
    <style:style style:name="T25" style:family="text">
      <style:text-properties fo:color="#000000" fo:font-size="12pt" fo:font-weight="bold" style:font-name-asian="Helvetica" style:font-name-complex="Helvetica" style:font-size-asian="12pt" style:font-size-complex="12pt" style:font-weight-asian="bold" style:font-weight-complex="bold" style:text-position="sub 67%"/>
    </style:style>
    <style:style style:name="T26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 Unicode MS" style:language-complex="hi" style:country-complex="IN" style:font-name="Liberation Sans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style:font-name-asian="Arial Unicode MS"/>
    </style:style>
    <style:style style:name="T27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 Unicode MS" style:language-complex="hi" style:country-complex="IN" style:font-name="Liberation Sans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style:font-name-asian="Arial Unicode MS" style:text-position="super 67%"/>
    </style:style>
    <style:style style:name="T28" style:family="text">
      <style:text-properties style:font-name-asian="Arial Unicode M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Arial Unicode MS" style:language-complex="hi" style:country-complex="IN" style:font-name="Liberation Sans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6"/>
        <table:table-column table:style-name="co2" table:default-cell-style-name="ce6"/>
        <table:table-column table:style-name="co3" table:default-cell-style-name="ce6"/>
        <table:table-column table:style-name="co1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1013" table:default-cell-style-name="ce6"/>
        <table:table-row table:style-name="ro1">
          <table:table-cell/>
          <table:table-cell office:value-type="string" calcext:value-type="string" table:number-columns-spanned="3" table:number-rows-spanned="1">
            <text:p>g di C / Kg di suolo</text:p>
            <text:p>(concentrazione peso / peso)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3" table:number-rows-spanned="1">
            <text:p>Kg di suolo / dm<text:span text:style-name="T20">3</text:span></text:p>
            <text:p><text:span text:style-name="T21">(densità del suolo)</text:span>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3" table:number-rows-spanned="1">
            <text:p><text:span text:style-name="T11">g di C / dm</text:span><text:span text:style-name="T12">3</text:span><text:span text:style-name="T28"> di suolo</text:span></text:p>
            <text:p><text:span text:style-name="T13">(concentrazione peso / volume)</text:span></text:p>
          </table:table-cell>
          <table:covered-table-cell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Profondità</text:p>
            <text:p>(cm)</text:p>
          </table:table-cell>
          <table:table-cell office:value-type="string" calcext:value-type="string">
            <text:p>Campione 1</text:p>
          </table:table-cell>
          <table:table-cell office:value-type="string" calcext:value-type="string">
            <text:p>Campione 2</text:p>
          </table:table-cell>
          <table:table-cell office:value-type="string" calcext:value-type="string">
            <text:p>Campione 3</text:p>
          </table:table-cell>
          <table:table-cell table:number-columns-repeated="2"/>
          <table:table-cell office:value-type="string" calcext:value-type="string">
            <text:p>Campione 1</text:p>
          </table:table-cell>
          <table:table-cell office:value-type="string" calcext:value-type="string">
            <text:p>Campione 2</text:p>
          </table:table-cell>
          <table:table-cell office:value-type="string" calcext:value-type="string">
            <text:p>Campione 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-1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8" office:value-type="string" calcext:value-type="string">
            <text:p><text:span text:style-name="T7">D</text:span><text:span text:style-name="T8">cs</text:span></text:p>
          </table:table-cell>
          <table:table-cell office:value-type="float" office:value="1.04" calcext:value-type="float">
            <text:p>1.04</text:p>
          </table:table-cell>
          <table:table-cell office:value-type="float" office:value="1.1" calcext:value-type="float">
            <text:p>1.1</text:p>
          </table:table-cell>
          <table:table-cell office:value-type="float" office:value="0.99" calcext:value-type="float">
            <text:p>0.99</text:p>
          </table:table-cell>
          <table:table-cell table:number-columns-repeated="2"/>
          <table:table-cell table:formula="of:=[.B3]*[.G3]" office:value-type="float" office:value="20.8" calcext:value-type="float">
            <text:p>20.8</text:p>
          </table:table-cell>
          <table:table-cell table:formula="of:=[.C3]*[.H3]" office:value-type="float" office:value="24.2" calcext:value-type="float">
            <text:p>24.2</text:p>
          </table:table-cell>
          <table:table-cell table:formula="of:=[.D3]*[.I3]" office:value-type="float" office:value="18.81" calcext:value-type="float">
            <text:p>18.81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10-20</text:p>
          </table:table-cell>
          <table:table-cell office:value-type="float" office:value="17.4" calcext:value-type="float">
            <text:p>17.4</text:p>
          </table:table-cell>
          <table:table-cell office:value-type="float" office:value="16.3" calcext:value-type="float">
            <text:p>16.3</text:p>
          </table:table-cell>
          <table:table-cell office:value-type="float" office:value="17.1" calcext:value-type="float">
            <text:p>17.1</text:p>
          </table:table-cell>
          <table:table-cell table:number-columns-repeated="2"/>
          <table:table-cell office:value-type="float" office:value="1.17" calcext:value-type="float">
            <text:p>1.17</text:p>
          </table:table-cell>
          <table:table-cell office:value-type="float" office:value="1.27" calcext:value-type="float">
            <text:p>1.27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table:formula="of:=[.B4]*[.G4]" office:value-type="float" office:value="20.358" calcext:value-type="float">
            <text:p>20.358</text:p>
          </table:table-cell>
          <table:table-cell table:formula="of:=[.C4]*[.H4]" office:value-type="float" office:value="20.701" calcext:value-type="float">
            <text:p>20.701</text:p>
          </table:table-cell>
          <table:table-cell table:formula="of:=[.D4]*[.I4]" office:value-type="float" office:value="20.52" calcext:value-type="float">
            <text:p>20.52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20-40</text:p>
          </table:table-cell>
          <table:table-cell office:value-type="float" office:value="14.3" calcext:value-type="float">
            <text:p>14.3</text:p>
          </table:table-cell>
          <table:table-cell office:value-type="float" office:value="15.2" calcext:value-type="float">
            <text:p>15.2</text:p>
          </table:table-cell>
          <table:table-cell office:value-type="float" office:value="13.9" calcext:value-type="float">
            <text:p>13.9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table:formula="of:=[.B5]*[.G5]" office:value-type="float" office:value="18.59" calcext:value-type="float">
            <text:p>18.59</text:p>
          </table:table-cell>
          <table:table-cell table:formula="of:=[.C5]*[.H5]" office:value-type="float" office:value="20.52" calcext:value-type="float">
            <text:p>20.52</text:p>
          </table:table-cell>
          <table:table-cell table:formula="of:=[.D5]*[.I5]" office:value-type="float" office:value="17.375" calcext:value-type="float">
            <text:p>17.375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40-60</text:p>
          </table:table-cell>
          <table:table-cell office:value-type="float" office:value="12.2" calcext:value-type="float">
            <text:p>12.2</text:p>
          </table:table-cell>
          <table:table-cell office:value-type="float" office:value="11.9" calcext:value-type="float">
            <text:p>11.9</text:p>
          </table:table-cell>
          <table:table-cell office:value-type="float" office:value="12.1" calcext:value-type="float">
            <text:p>12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1.42" calcext:value-type="float">
            <text:p>1.42</text:p>
          </table:table-cell>
          <table:table-cell table:number-columns-repeated="2"/>
          <table:table-cell table:formula="of:=[.B6]*[.G6]" office:value-type="float" office:value="17.08" calcext:value-type="float">
            <text:p>17.08</text:p>
          </table:table-cell>
          <table:table-cell table:formula="of:=[.C6]*[.H6]" office:value-type="float" office:value="17.255" calcext:value-type="float">
            <text:p>17.255</text:p>
          </table:table-cell>
          <table:table-cell table:formula="of:=[.D6]*[.I6]" office:value-type="float" office:value="17.182" calcext:value-type="float">
            <text:p>17.182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5"/>
          <table:table-cell office:value-type="string" calcext:value-type="string">
            <text:p>dm<text:span text:style-name="T9">3</text:span> / ha</text:p>
            <text:p>(fino a 40 cm)</text:p>
          </table:table-cell>
          <table:table-cell table:number-columns-repeated="1008"/>
        </table:table-row>
        <table:table-row table:style-name="ro4">
          <table:table-cell table:number-columns-repeated="15"/>
          <table:table-cell table:formula="of:=100*10000" office:value-type="float" office:value="1000000" calcext:value-type="float">
            <text:p>1000000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6">
          <table:table-cell table:style-name="ce9" office:value-type="string" calcext:value-type="string" table:number-columns-spanned="5" table:number-rows-spanned="7">
            <text:p><text:span text:style-name="T1">Soil Sampling and Methods of Analysis</text:span></text:p>
            <text:p><text:span text:style-name="T2">Second Edition</text:span></text:p>
            <text:p><text:span text:style-name="T3">Edited by M.R. Carter</text:span></text:p>
            <text:p><text:span text:style-name="T4">E.G. Gregorich</text:span></text:p>
            <text:p><text:span text:style-name="T5">Chapter 3 </text:span></text:p>
            <text:p><text:span text:style-name="T5">Measuring Change in Soil Organic Carbon Storage</text:span></text:p>
            <text:p><text:span text:style-name="T6">Pag. 60 Sample Calculations</text:span></text:p>
          </table:table-cell>
          <table:covered-table-cell table:number-columns-repeated="4"/>
          <table:table-cell office:value-type="string" calcext:value-type="string">
            <text:p>Kg di suolo / dm<text:span text:style-name="T9">2</text:span></text:p>
            <text:p><text:span text:style-name="T10">(fino a 40 cm)</text:span></text:p>
          </table:table-cell>
          <table:table-cell table:formula="of:=[.G3]+[.G4]+[.G5]*2" office:value-type="float" office:value="4.81" calcext:value-type="float">
            <text:p>4.81</text:p>
          </table:table-cell>
          <table:table-cell table:formula="of:=[.H3]+[.H4]+[.H5]*2" office:value-type="float" office:value="5.07" calcext:value-type="float">
            <text:p>5.07</text:p>
          </table:table-cell>
          <table:table-cell table:formula="of:=[.I3]+[.I4]+[.I5]*2" office:value-type="float" office:value="4.69" calcext:value-type="float">
            <text:p>4.69</text:p>
          </table:table-cell>
          <table:table-cell/>
          <table:table-cell table:style-name="ce4" office:value-type="string" calcext:value-type="string">
            <text:p>fino a 40 cm</text:p>
            <text:p>(ton / ha) = <text:span text:style-name="T24">SOC</text:span><text:span text:style-name="T25">FD</text:span></text:p>
          </table:table-cell>
          <table:table-cell table:style-name="ce5" table:formula="of:=[.L3]+[.L4]+[.L5]*2" office:value-type="float" office:value="78.338" calcext:value-type="float">
            <text:p>78.338</text:p>
          </table:table-cell>
          <table:table-cell table:style-name="ce5" table:formula="of:=[.M3]+[.M4]+[.M5]*2" office:value-type="float" office:value="85.941" calcext:value-type="float">
            <text:p>85.941</text:p>
          </table:table-cell>
          <table:table-cell table:style-name="ce5" table:formula="of:=[.N3]+[.N4]+[.N5]*2" office:value-type="float" office:value="74.08" calcext:value-type="float">
            <text:p>74.08</text:p>
          </table:table-cell>
          <table:table-cell/>
          <table:table-cell table:formula="of:=[.L11]*[.P9]/10^6" office:value-type="float" office:value="78.338" calcext:value-type="float">
            <text:p>78.338</text:p>
          </table:table-cell>
          <table:table-cell table:number-columns-repeated="1008"/>
        </table:table-row>
        <table:table-row table:style-name="ro4">
          <table:covered-table-cell table:number-columns-repeated="5"/>
          <table:table-cell table:number-columns-repeated="1019"/>
        </table:table-row>
        <table:table-row table:style-name="ro5">
          <table:covered-table-cell table:number-columns-repeated="5"/>
          <table:table-cell office:value-type="string" calcext:value-type="string">
            <text:p><text:span text:style-name="T11">q.li di suolo / m</text:span><text:span text:style-name="T12">2</text:span></text:p>
            <text:p><text:span text:style-name="T13">(fino a 40 cm)</text:span> </text:p>
          </table:table-cell>
          <table:table-cell table:formula="of:=[.G11]" office:value-type="float" office:value="4.81" calcext:value-type="float">
            <text:p>4.81</text:p>
          </table:table-cell>
          <table:table-cell table:formula="of:=[.H11]" office:value-type="float" office:value="5.07" calcext:value-type="float">
            <text:p>5.07</text:p>
          </table:table-cell>
          <table:table-cell table:formula="of:=[.I11]" office:value-type="float" office:value="4.69" calcext:value-type="float">
            <text:p>4.69</text:p>
          </table:table-cell>
          <table:table-cell table:number-columns-repeated="1015"/>
        </table:table-row>
        <table:table-row table:style-name="ro4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office:value-type="string" calcext:value-type="string">
            <text:p><text:span text:style-name="T14">q.li di suolo / ha</text:span></text:p>
            <text:p><text:span text:style-name="T13">(fino a 40 cm)</text:span> </text:p>
          </table:table-cell>
          <table:table-cell table:formula="of:=[.G13]*10000" office:value-type="float" office:value="48100" calcext:value-type="float">
            <text:p>48100</text:p>
          </table:table-cell>
          <table:table-cell table:formula="of:=[.H13]*10000" office:value-type="float" office:value="50700" calcext:value-type="float">
            <text:p>50700</text:p>
          </table:table-cell>
          <table:table-cell table:formula="of:=[.I13]*10000" office:value-type="float" office:value="46900" calcext:value-type="float">
            <text:p>46900</text:p>
          </table:table-cell>
          <table:table-cell table:number-columns-repeated="1015"/>
        </table:table-row>
        <table:table-row table:style-name="ro4">
          <table:covered-table-cell table:number-columns-repeated="5"/>
          <table:table-cell table:number-columns-repeated="1019"/>
        </table:table-row>
        <table:table-row table:style-name="ro7">
          <table:covered-table-cell table:number-columns-repeated="5"/>
          <table:table-cell table:style-name="ce2" office:value-type="string" calcext:value-type="string">
            <text:p><text:span text:style-name="T14">ton di suolo / ha</text:span></text:p>
            <text:p><text:span text:style-name="T15">(fino a 40 cm) = </text:span><text:span text:style-name="T16">M</text:span><text:span text:style-name="T17">soil</text:span><text:span text:style-name="T18"> </text:span><text:span text:style-name="T19"> </text:span></text:p>
          </table:table-cell>
          <table:table-cell table:style-name="ce3" table:formula="of:=[.G15]/10" office:value-type="float" office:value="4810" calcext:value-type="float">
            <text:p>4810</text:p>
          </table:table-cell>
          <table:table-cell table:style-name="ce3" table:formula="of:=[.H15]/10" office:value-type="float" office:value="5070" calcext:value-type="float">
            <text:p>5070</text:p>
          </table:table-cell>
          <table:table-cell table:style-name="ce15" table:formula="of:=[.I15]/10" office:value-type="float" office:value="4690" calcext:value-type="float">
            <text:p>4690</text:p>
          </table:table-cell>
          <table:table-cell table:style-name="ce16" office:value-type="string" calcext:value-type="string">
            <text:p><text:span text:style-name="T22">M</text:span><text:span text:style-name="T23">ref</text:span>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8">
          <table:table-cell table:number-columns-repeated="5"/>
          <table:table-cell table:style-name="ce10" office:value-type="string" calcext:value-type="string">
            <text:p><text:span text:style-name="T7">M</text:span><text:span text:style-name="T8">ex</text:span></text:p>
          </table:table-cell>
          <table:table-cell table:style-name="ce13" table:formula="of:=[.G17]-[.$I$17]" office:value-type="float" office:value="120" calcext:value-type="float">
            <text:p>120</text:p>
          </table:table-cell>
          <table:table-cell table:style-name="ce13" table:formula="of:=[.H17]-[.$I$17]" office:value-type="float" office:value="380" calcext:value-type="float">
            <text:p>380</text:p>
          </table:table-cell>
          <table:table-cell table:style-name="ce13" table:formula="of:=[.I17]-[.$I$17]" office:value-type="float" office:value="0" calcext:value-type="float">
            <text:p>0</text:p>
          </table:table-cell>
          <table:table-cell/>
          <table:table-cell office:value-type="string" calcext:value-type="string">
            <text:p>m<text:span text:style-name="T9">3</text:span> / ha</text:p>
          </table:table-cell>
          <table:table-cell table:formula="of:=[.G19]/[.G3]" office:value-type="float" office:value="115.384615384615" calcext:value-type="float">
            <text:p>115.384615384615</text:p>
          </table:table-cell>
          <table:table-cell table:style-name="Default"/>
          <table:table-cell office:value-type="string" calcext:value-type="string">
            <text:p>cm</text:p>
          </table:table-cell>
          <table:table-cell table:formula="of:=[.$G$19]/[.G3]/100" office:value-type="float" office:value="1.15384615384615" calcext:value-type="float">
            <text:p>1.15384615384615</text:p>
          </table:table-cell>
          <table:table-cell table:formula="of:=[.$H$19]/[.H3]/100" office:value-type="float" office:value="3.45454545454545" calcext:value-type="float">
            <text:p>3.45454545454545</text:p>
          </table:table-cell>
          <table:table-cell table:formula="of:=[.$I$19]/[.I3]*100" office:value-type="float" office:value="0" calcext:value-type="float">
            <text:p>0</text:p>
          </table:table-cell>
          <table:table-cell table:number-columns-repeated="1007"/>
        </table:table-row>
        <table:table-row table:style-name="ro5">
          <table:table-cell table:number-columns-repeated="10"/>
          <table:table-cell office:value-type="string" calcext:value-type="string">
            <text:p><text:span text:style-name="T26">m</text:span><text:span text:style-name="T27">3</text:span><text:span text:style-name="T26"> / 10000 m</text:span><text:span text:style-name="T27">2</text:span></text:p>
            <text:p><text:span text:style-name="T13">(m)</text:span></text:p>
          </table:table-cell>
          <table:table-cell table:formula="of:=[.L19]/10000" office:value-type="float" office:value="0.0115384615384615" calcext:value-type="float">
            <text:p>0.011538461538462</text:p>
          </table:table-cell>
          <table:table-cell table:number-columns-repeated="2"/>
          <table:table-cell table:formula="of:=[.$G$19]/[.G4]/100" office:value-type="float" office:value="1.02564102564103" calcext:value-type="float">
            <text:p>1.02564102564103</text:p>
          </table:table-cell>
          <table:table-cell table:formula="of:=[.$H$19]/[.H4]/100" office:value-type="float" office:value="2.99212598425197" calcext:value-type="float">
            <text:p>2.99212598425197</text:p>
          </table:table-cell>
          <table:table-cell table:formula="of:=[.$I$19]/[.I4]*100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7" table:number-columns-repeated="2"/>
          <table:table-cell office:value-type="string" calcext:value-type="string">
            <text:p>Kg di suolo / ha</text:p>
            <text:p>(eccesso rispetto al min.)</text:p>
          </table:table-cell>
          <table:table-cell table:formula="of:=[.G19]*1000" office:value-type="float" office:value="120000" calcext:value-type="float">
            <text:p>120000</text:p>
          </table:table-cell>
          <table:table-cell table:formula="of:=[.H19]*1000" office:value-type="float" office:value="380000" calcext:value-type="float">
            <text:p>380000</text:p>
          </table:table-cell>
          <table:table-cell table:formula="of:=[.I19]*1000" office:value-type="float" office:value="0" calcext:value-type="float">
            <text:p>0</text:p>
          </table:table-cell>
          <table:table-cell/>
          <table:table-cell office:value-type="string" calcext:value-type="string">
            <text:p>cm</text:p>
          </table:table-cell>
          <table:table-cell table:formula="of:=[.L20]*100" office:value-type="float" office:value="1.15384615384615" calcext:value-type="float">
            <text:p>1.15384615384615</text:p>
          </table:table-cell>
          <table:table-cell table:number-columns-repeated="2"/>
          <table:table-cell table:formula="of:=[.$G$19]/[.G5]/100" office:value-type="float" office:value="0.923076923076923" calcext:value-type="float">
            <text:p>0.923076923076923</text:p>
          </table:table-cell>
          <table:table-cell table:formula="of:=[.$H$19]/[.H5]/100" office:value-type="float" office:value="2.81481481481481" calcext:value-type="float">
            <text:p>2.81481481481481</text:p>
          </table:table-cell>
          <table:table-cell table:formula="of:=[.$I$19]/[.I5]*100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3"/>
          <table:table-cell table:style-name="ce7" table:number-columns-repeated="2"/>
          <table:table-cell table:number-columns-repeated="9"/>
          <table:table-cell table:formula="of:=[.$G$19]/[.G6]/100" office:value-type="float" office:value="0.857142857142857" calcext:value-type="float">
            <text:p>0.857142857142857</text:p>
          </table:table-cell>
          <table:table-cell table:formula="of:=[.$H$19]/[.H6]/100" office:value-type="float" office:value="2.62068965517241" calcext:value-type="float">
            <text:p>2.62068965517241</text:p>
          </table:table-cell>
          <table:table-cell table:formula="of:=[.$I$19]/[.I6]*100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3"/>
          <table:table-cell table:style-name="ce7" table:number-columns-repeated="2"/>
          <table:table-cell office:value-type="string" calcext:value-type="string">
            <text:p>g di C / ha</text:p>
          </table:table-cell>
          <table:table-cell table:formula="of:=[.B5]*[.G21]" office:value-type="float" office:value="1716000" calcext:value-type="float">
            <text:p>1716000</text:p>
          </table:table-cell>
          <table:table-cell table:formula="of:=[.C5]*[.H21]" office:value-type="float" office:value="5776000" calcext:value-type="float">
            <text:p>5776000</text:p>
          </table:table-cell>
          <table:table-cell table:formula="of:=[.D5]*[.I21]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7" table:number-columns-repeated="2"/>
          <table:table-cell office:value-type="string" calcext:value-type="string">
            <text:p>ton di C / ha</text:p>
          </table:table-cell>
          <table:table-cell table:formula="of:=[.G23]/10^6" office:value-type="float" office:value="1.716" calcext:value-type="float">
            <text:p>1.716</text:p>
          </table:table-cell>
          <table:table-cell table:formula="of:=[.H23]/10^6" office:value-type="float" office:value="5.776" calcext:value-type="float">
            <text:p>5.776</text:p>
          </table:table-cell>
          <table:table-cell table:formula="of:=[.I23]/10^6" office:value-type="float" office:value="0" calcext:value-type="float">
            <text:p>0</text:p>
          </table:table-cell>
          <table:table-cell table:number-columns-repeated="5"/>
          <table:table-cell table:formula="of:=40-[.O19]" office:value-type="float" office:value="38.8461538461538" calcext:value-type="float">
            <text:p>38.8461538461538</text:p>
          </table:table-cell>
          <table:table-cell table:formula="of:=40-[.P19]" office:value-type="float" office:value="36.5454545454545" calcext:value-type="float">
            <text:p>36.5454545454545</text:p>
          </table:table-cell>
          <table:table-cell table:formula="of:=40-[.Q19]" office:value-type="float" office:value="40" calcext:value-type="float">
            <text:p>40</text:p>
          </table:table-cell>
          <table:table-cell table:number-columns-repeated="1007"/>
        </table:table-row>
        <table:table-row table:style-name="ro4">
          <table:table-cell table:number-columns-repeated="14"/>
          <table:table-cell table:formula="of:=40-[.O20]" office:value-type="float" office:value="38.974358974359" calcext:value-type="float">
            <text:p>38.974358974359</text:p>
          </table:table-cell>
          <table:table-cell table:formula="of:=40-[.P20]" office:value-type="float" office:value="37.007874015748" calcext:value-type="float">
            <text:p>37.007874015748</text:p>
          </table:table-cell>
          <table:table-cell table:formula="of:=40-[.Q20]" office:value-type="float" office:value="40" calcext:value-type="float">
            <text:p>40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Default" table:number-columns-repeated="2"/>
          <table:table-cell table:style-name="ce11" office:value-type="string" calcext:value-type="string">
            <text:p><text:span text:style-name="T7">SOC</text:span><text:span text:style-name="T8">FM</text:span></text:p>
          </table:table-cell>
          <table:table-cell table:style-name="ce14" table:formula="of:=[.L11]-[.G24]" office:value-type="float" office:value="76.622" calcext:value-type="float">
            <text:p>76.622</text:p>
          </table:table-cell>
          <table:table-cell table:style-name="ce14" table:formula="of:=[.M11]-[.H24]" office:value-type="float" office:value="80.165" calcext:value-type="float">
            <text:p>80.165</text:p>
          </table:table-cell>
          <table:table-cell table:style-name="ce14" table:formula="of:=[.N11]-[.I24]" office:value-type="float" office:value="74.08" calcext:value-type="float">
            <text:p>74.08</text:p>
          </table:table-cell>
          <table:table-cell table:number-columns-repeated="4"/>
          <table:table-cell table:style-name="ce13" office:value-type="string" calcext:value-type="string">
            <text:p>cm</text:p>
          </table:table-cell>
          <table:table-cell table:style-name="ce13" table:formula="of:=40-[.O21]" office:value-type="float" office:value="39.0769230769231" calcext:value-type="float">
            <text:p>39.0769230769231</text:p>
          </table:table-cell>
          <table:table-cell table:style-name="ce13" table:formula="of:=40-[.P21]" office:value-type="float" office:value="37.1851851851852" calcext:value-type="float">
            <text:p>37.1851851851852</text:p>
          </table:table-cell>
          <table:table-cell table:style-name="ce13" table:formula="of:=40-[.Q21]" office:value-type="float" office:value="40" calcext:value-type="float">
            <text:p>40</text:p>
          </table:table-cell>
          <table:table-cell table:style-name="ce13" table:formula="of:=ROUND([.O26];1)" office:value-type="float" office:value="39.1" calcext:value-type="float">
            <text:p>39.1</text:p>
          </table:table-cell>
          <table:table-cell table:style-name="ce13" table:formula="of:=ROUND([.P26];1)" office:value-type="float" office:value="37.2" calcext:value-type="float">
            <text:p>37.2</text:p>
          </table:table-cell>
          <table:table-cell table:number-columns-repeated="1005"/>
        </table:table-row>
        <table:table-row table:style-name="ro4">
          <table:table-cell table:number-columns-repeated="14"/>
          <table:table-cell table:formula="of:=40-[.O22]" office:value-type="float" office:value="39.1428571428571" calcext:value-type="float">
            <text:p>39.1428571428571</text:p>
          </table:table-cell>
          <table:table-cell table:formula="of:=40-[.P22]" office:value-type="float" office:value="37.3793103448276" calcext:value-type="float">
            <text:p>37.3793103448276</text:p>
          </table:table-cell>
          <table:table-cell table:formula="of:=40-[.Q22]" office:value-type="float" office:value="40" calcext:value-type="float">
            <text:p>40</text:p>
          </table:table-cell>
          <table:table-cell table:number-columns-repeated="1007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-BoldItalic" svg:font-family="Trebuchet-BoldItalic"/>
    <style:font-face style:name="TrebuchetMS" svg:font-family="TrebuchetM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/00/0000</text:date>, <text:time style:data-style-name="N2" text:time-value="10:53:06.349198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08:37:02.421974199</meta:creation-date>
    <dc:date>2021-05-12T18:53:40.284266675</dc:date>
    <meta:editing-duration>PT3H46M22S</meta:editing-duration>
    <meta:editing-cycles>38</meta:editing-cycles>
    <meta:generator>LibreOffice/6.0.7.3$Linux_X86_64 LibreOffice_project/00m0$Build-3</meta:generator>
    <meta:document-statistic meta:table-count="1" meta:cell-count="130" meta:object-count="0"/>
  </office:meta>
</office:document-meta>
</file>